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ReaderTest_array_array.test_rea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SONReaderTest_array_array.test_read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